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/>
    </style:style>
    <style:style style:name="P3" style:family="paragraph">
      <style:text-properties fo:font-weight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3.9cm" svg:y1="0.5cm" svg:x2="13.9cm" svg:y2="20.1cm">
          <text:p/>
        </draw:line>
        <draw:frame draw:style-name="gr2" draw:text-style-name="P2" draw:layer="layout" svg:width="5.8cm" svg:height="0.979cm" svg:x="3.6cm" svg:y="1.221cm">
          <draw:text-box>
            <text:p text:style-name="P2">Gestion de projet</text:p>
          </draw:text-box>
        </draw:frame>
        <draw:frame draw:style-name="gr3" draw:text-style-name="P2" draw:layer="layout" svg:width="2.2cm" svg:height="0.979cm" svg:x="20.2cm" svg:y="1.421cm">
          <draw:text-box>
            <text:p text:style-name="P2">Tests</text:p>
          </draw:text-box>
        </draw:frame>
        <draw:frame draw:style-name="gr4" draw:text-style-name="P3" draw:layer="layout" svg:width="7.322cm" svg:height="0.983cm" svg:x="1.4cm" svg:y="3.6cm">
          <draw:text-box>
            <text:p text:style-name="P3">Organisation du projet</text:p>
          </draw:text-box>
        </draw:frame>
        <draw:frame draw:style-name="gr4" draw:layer="layout" svg:width="10.019cm" svg:height="4.523cm" svg:x="3cm" svg:y="5.037cm">
          <draw:text-box>
            <text:p>- Comment est organisée l'équipe</text:p>
            <text:p/>
            <text:p>- Y-a-t-il un chef de projet ?</text:p>
            <text:p/>
            <text:p>- Comment sont répartis les rôles <text:line-break/>et les compétences de l'équipe</text:p>
          </draw:text-box>
        </draw:frame>
        <draw:frame draw:style-name="gr4" draw:layer="layout" svg:width="7.618cm" svg:height="5.235cm" svg:x="3cm" svg:y="12.537cm">
          <draw:text-box>
            <text:p>- Identifier les tâches</text:p>
            <text:p/>
            <text:p>- Estimer la charge</text:p>
            <text:p/>
            <text:p>- Ordonnancer les tâches</text:p>
            <text:p/>
            <text:p>- Répartir les tâches</text:p>
          </draw:text-box>
        </draw:frame>
        <draw:frame draw:style-name="gr4" draw:text-style-name="P3" draw:layer="layout" svg:width="6.09cm" svg:height="0.983cm" svg:x="1.401cm" svg:y="10.901cm">
          <draw:text-box>
            <text:p text:style-name="P3">Planning du projet</text:p>
          </draw:text-box>
        </draw:frame>
        <draw:frame draw:style-name="gr4" draw:text-style-name="P3" draw:layer="layout" svg:width="7.178cm" svg:height="0.983cm" svg:x="15cm" svg:y="3.6cm">
          <draw:text-box>
            <text:p text:style-name="P3">Définir un plan de test</text:p>
          </draw:text-box>
        </draw:frame>
        <draw:frame draw:style-name="gr4" draw:layer="layout" svg:width="10.014cm" svg:height="5.235cm" svg:x="16.6cm" svg:y="5.037cm">
          <draw:text-box>
            <text:p>- Quelles sont les parties critiques<text:line-break/>du projet ?</text:p>
            <text:p/>
            <text:p>- De quelle manière allez-vous<text:line-break/> <text:s/>les tester ?</text:p>
            <text:p/>
            <text:p>- Établir un cahier de test</text:p>
          </draw:text-box>
        </draw:frame>
        <draw:frame draw:style-name="gr4" draw:text-style-name="P4" draw:layer="layout" svg:width="11.504cm" svg:height="0.983cm" svg:x="15.034cm" svg:y="10.9cm">
          <draw:text-box>
            <text:p text:style-name="P4"><text:span text:style-name="T1">Implémenter des tests automatiques</text:span></text:p>
          </draw:text-box>
        </draw:frame>
        <draw:frame draw:style-name="gr4" draw:layer="layout" svg:width="10.899cm" svg:height="5.234cm" svg:x="16.6cm" svg:y="12.238cm">
          <draw:text-box>
            <text:p>- Répartir des tests automatiques sur<text:line-break/>les parties critiques<text:line-break/><text:line-break/>- <text:s/>Avoir des tests :</text:p>
            <text:p><text:tab/>de fonctions<text:line-break/><text:tab/>de routes serveur, <text:line-break/><text:tab/>de composants React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7T12:06:54.81</meta:creation-date>
    <meta:editing-duration>PT28M52S</meta:editing-duration>
    <meta:editing-cycles>2</meta:editing-cycles>
    <dc:date>2018-02-07T13:06:38.31</dc:date>
    <meta:document-statistic meta:object-count="34"/>
    <meta:generator>OpenOffice/4.1.3$Win32 OpenOffice.org_project/413m1$Build-9783</meta:generator>
  </office:meta>
</office:document-meta>
</file>